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6.67mm"/>
    </style:style>
    <style:style style:name="co5" style:family="table-column">
      <style:table-column-properties fo:break-before="auto" style:column-width="22.72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27.46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27.09mm"/>
    </style:style>
    <style:style style:name="co11" style:family="table-column">
      <style:table-column-properties fo:break-before="auto" style:column-width="22.19mm"/>
    </style:style>
    <style:style style:name="co12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99pt solid #000000" fo:border-right="none" fo:border-top="0.99pt solid #000000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0.99pt solid #000000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fo:border-bottom="none" fo:background-color="#00ccff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7" style:family="table-cell" style:parent-style-name="Default">
      <style:table-cell-properties fo:border-bottom="none" fo:background-color="#ff99ff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8" style:family="table-cell" style:parent-style-name="Default">
      <style:table-cell-properties fo:border-bottom="0.99pt solid #000000" fo:background-color="#ff99ff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fo:border-bottom="none" fo:background-color="#ff6600" style:text-align-source="fix" style:repeat-content="false" fo:border-left="0.99pt solid #000000" fo:border-right="none" fo:border-top="0.99pt solid #000000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fo:background-color="#ff6600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0.99pt solid #000000" fo:background-color="#ff6600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fo:border-bottom="0.99pt solid #000000" fo:background-color="#ff3333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ans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style:font-name="Liberation Sans"/>
    </style:style>
    <style:style style:name="ce17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style:font-name="Liberation Sans"/>
    </style:style>
    <style:style style:name="ce18" style:family="table-cell" style:parent-style-name="Default">
      <style:table-cell-properties fo:border-bottom="0.99pt solid #000000" fo:background-color="#ff99ff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19" style:family="table-cell" style:parent-style-name="Default">
      <style:table-cell-properties fo:border-bottom="none" fo:background-color="#ff66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0.99pt solid #000000" fo:background-color="#ff6600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21" style:family="table-cell" style:parent-style-name="Default">
      <style:table-cell-properties fo:border-bottom="none" fo:background-color="#ff3333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ans"/>
    </style:style>
    <style:style style:name="ce2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style:font-name="Liberation Sans"/>
    </style:style>
    <style:style style:name="ce23" style:family="table-cell" style:parent-style-name="Default">
      <style:table-cell-properties fo:border-bottom="0.99pt solid #000000" fo:background-color="#ff3333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24" style:family="table-cell" style:parent-style-name="Default">
      <style:table-cell-properties fo:border-bottom="none" fo:background-color="#00ccff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ans"/>
    </style:style>
    <style:style style:name="ce25" style:family="table-cell" style:parent-style-name="Default">
      <style:table-cell-properties fo:background-color="#00ccff" style:text-align-source="fix" style:repeat-content="fals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fo:border-bottom="0.99pt solid #000000" fo:background-color="#00ccff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none" fo:border-right="0.99pt solid #000000" fo:border-top="0.99pt solid #000000"/>
      <style:paragraph-properties fo:text-align="center" fo:margin-left="0mm"/>
      <style:text-properties style:font-name="Liberation Sans"/>
    </style:style>
    <style:style style:name="ce28" style:family="table-cell" style:parent-style-name="Default">
      <style:table-cell-properties fo:border-bottom="none" fo:background-color="#00ccff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30" style:family="table-cell" style:parent-style-name="Default">
      <style:table-cell-properties fo:border-bottom="0.99pt solid #000000" fo:background-color="#ff6600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31" style:family="table-cell" style:parent-style-name="Default">
      <style:table-cell-properties fo:border-bottom="none" fo:background-color="#ff6600" style:text-align-source="fix" style:repeat-content="false" fo:border-left="none" fo:border-right="0.99pt solid #000000" fo:border-top="0.99pt solid #000000"/>
      <style:paragraph-properties fo:text-align="center" fo:margin-left="0mm"/>
      <style:text-properties style:font-name="Liberation Sans"/>
    </style:style>
    <style:style style:name="ce32" style:family="table-cell" style:parent-style-name="Default">
      <style:table-cell-properties fo:border-bottom="none" fo:background-color="#ff6600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33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0.99pt solid #000000"/>
      <style:paragraph-properties fo:text-align="center" fo:margin-left="0mm"/>
      <style:text-properties style:font-name="Liberation Sans"/>
    </style:style>
    <style:style style:name="ce34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35" style:family="table-cell" style:parent-style-name="Default">
      <style:table-cell-properties fo:border-bottom="0.99pt solid #000000" fo:background-color="#ff3333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36" style:family="table-cell" style:parent-style-name="Default">
      <style:table-cell-properties fo:border-bottom="none" fo:background-color="#ff99ff" style:text-align-source="fix" style:repeat-content="false" fo:border-left="0.99pt solid #000000" fo:border-right="none" fo:border-top="0.99pt solid #000000"/>
      <style:paragraph-properties fo:text-align="center" fo:margin-left="0mm"/>
      <style:text-properties style:font-name="Liberation Sans"/>
    </style:style>
    <style:style style:name="ce37" style:family="table-cell" style:parent-style-name="Default">
      <style:table-cell-properties fo:border-bottom="none" fo:background-color="#00ccff" style:text-align-source="fix" style:repeat-content="false" fo:border-left="0.99pt solid #000000" fo:border-right="none" fo:border-top="0.99pt solid #000000"/>
      <style:paragraph-properties fo:text-align="center" fo:margin-left="0mm"/>
      <style:text-properties style:font-name="Liberation Sans"/>
    </style:style>
    <style:style style:name="ce38" style:family="table-cell" style:parent-style-name="Default">
      <style:table-cell-properties fo:border-bottom="0.99pt solid #000000" fo:background-color="#00ccff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39" style:family="table-cell" style:parent-style-name="Default">
      <style:table-cell-properties fo:border-bottom="none" fo:background-color="#ff99ff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ans"/>
    </style:style>
    <style:style style:name="ce40" style:family="table-cell" style:parent-style-name="Default">
      <style:table-cell-properties fo:border-bottom="none" fo:background-color="#ff99ff" style:text-align-source="fix" style:repeat-content="false" fo:border-left="none" fo:border-right="0.99pt solid #000000" fo:border-top="0.99pt solid #000000"/>
      <style:paragraph-properties fo:text-align="center" fo:margin-left="0mm"/>
      <style:text-properties style:font-name="Liberation Sans"/>
    </style:style>
    <style:style style:name="ce41" style:family="table-cell" style:parent-style-name="Default">
      <style:table-cell-properties fo:border-bottom="none" fo:background-color="#ff99ff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42" style:family="table-cell" style:parent-style-name="Default">
      <style:table-cell-properties fo:border-bottom="0.99pt solid #000000" fo:background-color="#ff99ff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43" style:family="table-cell" style:parent-style-name="Default">
      <style:table-cell-properties fo:border-bottom="0.99pt solid #000000" fo:background-color="#00ccff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3"/>
    <style:style style:name="ce4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Default" style:data-style-name="N3">
      <style:table-cell-properties fo:background-color="#ffff00" style:text-align-source="fix" style:repeat-content="false"/>
      <style:paragraph-properties fo:text-align="start" fo:margin-left="0mm"/>
    </style:style>
    <style:style style:name="ce50" style:family="table-cell" style:parent-style-name="Default" style:data-style-name="N3">
      <style:text-properties fo:font-weight="bold" style:font-weight-asian="bold" style:font-weight-complex="bold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">
      <style:table-cell-properties fo:background-color="#ff3333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0.99pt solid #000000"/>
      <style:paragraph-properties fo:text-align="center" fo:margin-left="0mm"/>
      <style:text-properties style:font-name="Liberation Sans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none"/>
      <style:paragraph-properties fo:text-align="center" fo:margin-left="0mm"/>
      <style:text-properties style:font-name="Liberation Sans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center" fo:margin-left="0mm"/>
      <style:text-properties style:font-name="Liberation Sans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61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0.99pt solid #000000"/>
      <style:paragraph-properties fo:text-align="center" fo:margin-left="0mm"/>
      <style:text-properties style:font-name="Liberation Sans"/>
    </style:style>
    <style:style style:name="ce63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center" fo:margin-left="0mm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dddddd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/>
    </style:style>
    <style:style style:name="ce67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/>
      <table:table table:name="makeClusterObsMin" table:style-name="ta1">
        <table:table-column table:style-name="co1" table:number-columns-repeated="9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4" table:number-columns-repeated="7" table:default-cell-style-name="Default"/>
        <table:table-column table:style-name="co2" table:default-cell-style-name="Default"/>
        <table:table-column table:style-name="co2" table:number-columns-repeated="955" table:default-cell-style-name="ce2"/>
        <table:table-column table:style-name="co2" table:number-columns-repeated="26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7" table:number-rows-spanned="1">
            <text:p>Matrice des effectifs</text:p>
          </table:table-cell>
          <table:covered-table-cell table:number-columns-repeated="6" table:style-name="ce1"/>
          <table:table-cell table:style-name="ce1" table:number-columns-repeated="3"/>
          <table:table-cell table:style-name="ce1" office:value-type="string" calcext:value-type="string" table:number-columns-spanned="7" table:number-rows-spanned="1">
            <text:p>Matrice des grappes</text:p>
          </table:table-cell>
          <table:covered-table-cell table:number-columns-repeated="6" table:style-name="ce44"/>
          <table:table-cell table:style-name="ce44" table:number-columns-repeated="2"/>
          <table:table-cell table:style-name="ce1" table:number-columns-repeated="955"/>
          <table:table-cell table:style-name="ce44" table:number-columns-repeated="26"/>
        </table:table-row>
        <table:table-row table:style-name="ro1">
          <table:table-cell table:number-columns-repeated="100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office:value-type="string" calcext:value-type="string">
            <text:p>Seuil : 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98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Default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9" office:value-type="float" office:value="16" calcext:value-type="float">
            <text:p>16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7" office:value-type="float" office:value="16" calcext:value-type="float">
            <text:p>16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955"/>
          <table:table-cell table:style-name="Default"/>
          <table:table-cell table:number-columns-repeated="2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7" office:value-type="float" office:value="16" calcext:value-type="float">
            <text:p>16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style-name="ce31" office:value-type="float" office:value="32" calcext:value-type="float">
            <text:p>32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24" office:value-type="float" office:value="48" calcext:value-type="float">
            <text:p>4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6" office:value-type="float" office:value="32" calcext:value-type="float">
            <text:p>32</text:p>
          </table:table-cell>
          <table:table-cell table:style-name="ce32" office:value-type="float" office:value="32" calcext:value-type="float">
            <text:p>32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25" office:value-type="float" office:value="48" calcext:value-type="float">
            <text:p>48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6" office:value-type="float" office:value="32" calcext:value-type="float">
            <text:p>32</text:p>
          </table:table-cell>
          <table:table-cell table:style-name="ce32" office:value-type="float" office:value="32" calcext:value-type="float">
            <text:p>32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25" office:value-type="float" office:value="48" calcext:value-type="float">
            <text:p>48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2" table:style-name="ce20" office:value-type="float" office:value="32" calcext:value-type="float">
            <text:p>32</text:p>
          </table:table-cell>
          <table:table-cell table:style-name="ce30" office:value-type="float" office:value="32" calcext:value-type="float">
            <text:p>32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26"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number-columns-repeated="1002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office:value-type="string" calcext:value-type="string">
            <text:p>Seuil : 2</text:p>
          </table:table-cell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98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Default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9" office:value-type="float" office:value="16" calcext:value-type="float">
            <text:p>16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7" office:value-type="float" office:value="16" calcext:value-type="float">
            <text:p>16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7" office:value-type="float" office:value="16" calcext:value-type="float">
            <text:p>16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style-name="ce31" office:value-type="float" office:value="32" calcext:value-type="float">
            <text:p>32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24" office:value-type="float" office:value="48" calcext:value-type="float">
            <text:p>4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6" office:value-type="float" office:value="32" calcext:value-type="float">
            <text:p>32</text:p>
          </table:table-cell>
          <table:table-cell table:style-name="ce32" office:value-type="float" office:value="32" calcext:value-type="float">
            <text:p>32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25" office:value-type="float" office:value="48" calcext:value-type="float">
            <text:p>48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6" office:value-type="float" office:value="32" calcext:value-type="float">
            <text:p>32</text:p>
          </table:table-cell>
          <table:table-cell table:style-name="ce32" office:value-type="float" office:value="32" calcext:value-type="float">
            <text:p>32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25" office:value-type="float" office:value="48" calcext:value-type="float">
            <text:p>48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2" table:style-name="ce20" office:value-type="float" office:value="32" calcext:value-type="float">
            <text:p>32</text:p>
          </table:table-cell>
          <table:table-cell table:style-name="ce30" office:value-type="float" office:value="32" calcext:value-type="float">
            <text:p>32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26"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number-columns-repeated="1002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office:value-type="string" calcext:value-type="string">
            <text:p>Seuil : 3</text:p>
          </table:table-cell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98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Default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9" office:value-type="float" office:value="16" calcext:value-type="float">
            <text:p>16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7" office:value-type="float" office:value="16" calcext:value-type="float">
            <text:p>16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7" office:value-type="float" office:value="16" calcext:value-type="float">
            <text:p>16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style-name="ce31" office:value-type="float" office:value="32" calcext:value-type="float">
            <text:p>32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24" office:value-type="float" office:value="48" calcext:value-type="float">
            <text:p>4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6" office:value-type="float" office:value="32" calcext:value-type="float">
            <text:p>32</text:p>
          </table:table-cell>
          <table:table-cell table:style-name="ce32" office:value-type="float" office:value="32" calcext:value-type="float">
            <text:p>32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25" office:value-type="float" office:value="48" calcext:value-type="float">
            <text:p>48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6" office:value-type="float" office:value="32" calcext:value-type="float">
            <text:p>32</text:p>
          </table:table-cell>
          <table:table-cell table:style-name="ce32" office:value-type="float" office:value="32" calcext:value-type="float">
            <text:p>32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25" office:value-type="float" office:value="48" calcext:value-type="float">
            <text:p>48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2" table:style-name="ce20" office:value-type="float" office:value="32" calcext:value-type="float">
            <text:p>32</text:p>
          </table:table-cell>
          <table:table-cell table:style-name="ce30" office:value-type="float" office:value="32" calcext:value-type="float">
            <text:p>32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26"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 table:number-columns-repeated="1002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office:value-type="string" calcext:value-type="string">
            <text:p>Seuil : 4</text:p>
          </table:table-cell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98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2"/>
        </table:table-row>
        <table:table-row table:style-name="ro1" table:number-rows-repeated="1048534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identifiantCluster" table:style-name="ta1">
        <table:table-column table:style-name="co5" table:default-cell-style-name="ce46"/>
        <table:table-column table:style-name="co6" table:default-cell-style-name="ce47"/>
        <table:table-column table:style-name="co7" table:default-cell-style-name="ce46"/>
        <table:table-column table:style-name="co8" table:default-cell-style-name="ce47"/>
        <table:table-column table:style-name="co9" table:default-cell-style-name="Default"/>
        <table:table-column table:style-name="co10" table:default-cell-style-name="ce47"/>
        <table:table-column table:style-name="co9" table:default-cell-style-name="ce44"/>
        <table:table-row table:style-name="ro1">
          <table:table-cell table:style-name="ce45" office:value-type="string" calcext:value-type="string">
            <text:p>profondeur</text:p>
          </table:table-cell>
          <table:table-cell/>
          <table:table-cell table:style-name="ce50" office:value-type="string" calcext:value-type="string">
            <text:p>côté</text:p>
          </table:table-cell>
          <table:table-cell table:style-name="ce50" office:value-type="string" calcext:value-type="string">
            <text:p>taille matrice</text:p>
          </table:table-cell>
          <table:table-cell table:style-name="ce45" office:value-type="string" calcext:value-type="string">
            <text:p>nbcases</text:p>
          </table:table-cell>
          <table:table-cell table:style-name="ce51" office:value-type="string" calcext:value-type="string">
            <text:p>R max Integer</text:p>
          </table:table-cell>
          <table:table-cell table:style-name="ce51" office:value-type="float" office:value="2147483647" calcext:value-type="float">
            <text:p>2 147 483 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table:formula="of:=COM.MICROSOFT.CONCAT(&quot;2^&quot;;[.A2])" office:value-type="string" office:string-value="2^1" calcext:value-type="string">
            <text:p>2^1</text:p>
          </table:table-cell>
          <table:table-cell table:formula="of:=2^[.A2]" office:value-type="float" office:value="2" calcext:value-type="float">
            <text:p>2</text:p>
          </table:table-cell>
          <table:table-cell table:formula="of:=COM.MICROSOFT.CONCAT([.C2];&quot;*&quot;;[.C2])" office:value-type="string" office:string-value="2*2" calcext:value-type="string">
            <text:p>2*2</text:p>
          </table:table-cell>
          <table:table-cell table:style-name="ce46" table:formula="of:=[.C2]*[.C2]" office:value-type="float" office:value="4" calcext:value-type="float">
            <text:p>4</text:p>
          </table:table-cell>
          <table:table-cell table:formula="of:=IF([.E2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table:formula="of:=COM.MICROSOFT.CONCAT(&quot;2^&quot;;[.A3])" office:value-type="string" office:string-value="2^2" calcext:value-type="string">
            <text:p>2^2</text:p>
          </table:table-cell>
          <table:table-cell table:formula="of:=2^[.A3]" office:value-type="float" office:value="4" calcext:value-type="float">
            <text:p>4</text:p>
          </table:table-cell>
          <table:table-cell table:formula="of:=COM.MICROSOFT.CONCAT([.C3];&quot;*&quot;;[.C3])" office:value-type="string" office:string-value="4*4" calcext:value-type="string">
            <text:p>4*4</text:p>
          </table:table-cell>
          <table:table-cell table:style-name="ce46" table:formula="of:=[.C3]*[.C3]" office:value-type="float" office:value="16" calcext:value-type="float">
            <text:p>16</text:p>
          </table:table-cell>
          <table:table-cell table:formula="of:=IF([.E3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table:formula="of:=COM.MICROSOFT.CONCAT(&quot;2^&quot;;[.A4])" office:value-type="string" office:string-value="2^3" calcext:value-type="string">
            <text:p>2^3</text:p>
          </table:table-cell>
          <table:table-cell table:formula="of:=2^[.A4]" office:value-type="float" office:value="8" calcext:value-type="float">
            <text:p>8</text:p>
          </table:table-cell>
          <table:table-cell table:formula="of:=COM.MICROSOFT.CONCAT([.C4];&quot;*&quot;;[.C4])" office:value-type="string" office:string-value="8*8" calcext:value-type="string">
            <text:p>8*8</text:p>
          </table:table-cell>
          <table:table-cell table:style-name="ce46" table:formula="of:=[.C4]*[.C4]" office:value-type="float" office:value="64" calcext:value-type="float">
            <text:p>64</text:p>
          </table:table-cell>
          <table:table-cell table:formula="of:=IF([.E4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table:formula="of:=COM.MICROSOFT.CONCAT(&quot;2^&quot;;[.A5])" office:value-type="string" office:string-value="2^4" calcext:value-type="string">
            <text:p>2^4</text:p>
          </table:table-cell>
          <table:table-cell table:formula="of:=2^[.A5]" office:value-type="float" office:value="16" calcext:value-type="float">
            <text:p>16</text:p>
          </table:table-cell>
          <table:table-cell table:formula="of:=COM.MICROSOFT.CONCAT([.C5];&quot;*&quot;;[.C5])" office:value-type="string" office:string-value="16*16" calcext:value-type="string">
            <text:p>16*16</text:p>
          </table:table-cell>
          <table:table-cell table:style-name="ce46" table:formula="of:=[.C5]*[.C5]" office:value-type="float" office:value="256" calcext:value-type="float">
            <text:p>256</text:p>
          </table:table-cell>
          <table:table-cell table:formula="of:=IF([.E5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8" table:formula="of:=COM.MICROSOFT.CONCAT(&quot;2^&quot;;[.A6])" office:value-type="string" office:string-value="2^5" calcext:value-type="string">
            <text:p>2^5</text:p>
          </table:table-cell>
          <table:table-cell table:formula="of:=2^[.A6]" office:value-type="float" office:value="32" calcext:value-type="float">
            <text:p>32</text:p>
          </table:table-cell>
          <table:table-cell table:formula="of:=COM.MICROSOFT.CONCAT([.C6];&quot;*&quot;;[.C6])" office:value-type="string" office:string-value="32*32" calcext:value-type="string">
            <text:p>32*32</text:p>
          </table:table-cell>
          <table:table-cell table:style-name="ce46" table:formula="of:=[.C6]*[.C6]" office:value-type="float" office:value="1024" calcext:value-type="float">
            <text:p>1 024</text:p>
          </table:table-cell>
          <table:table-cell table:formula="of:=IF([.E6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8" table:formula="of:=COM.MICROSOFT.CONCAT(&quot;2^&quot;;[.A7])" office:value-type="string" office:string-value="2^6" calcext:value-type="string">
            <text:p>2^6</text:p>
          </table:table-cell>
          <table:table-cell table:formula="of:=2^[.A7]" office:value-type="float" office:value="64" calcext:value-type="float">
            <text:p>64</text:p>
          </table:table-cell>
          <table:table-cell table:formula="of:=COM.MICROSOFT.CONCAT([.C7];&quot;*&quot;;[.C7])" office:value-type="string" office:string-value="64*64" calcext:value-type="string">
            <text:p>64*64</text:p>
          </table:table-cell>
          <table:table-cell table:style-name="ce46" table:formula="of:=[.C7]*[.C7]" office:value-type="float" office:value="4096" calcext:value-type="float">
            <text:p>4 096</text:p>
          </table:table-cell>
          <table:table-cell table:formula="of:=IF([.E7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8" table:formula="of:=COM.MICROSOFT.CONCAT(&quot;2^&quot;;[.A8])" office:value-type="string" office:string-value="2^7" calcext:value-type="string">
            <text:p>2^7</text:p>
          </table:table-cell>
          <table:table-cell table:formula="of:=2^[.A8]" office:value-type="float" office:value="128" calcext:value-type="float">
            <text:p>128</text:p>
          </table:table-cell>
          <table:table-cell table:formula="of:=COM.MICROSOFT.CONCAT([.C8];&quot;*&quot;;[.C8])" office:value-type="string" office:string-value="128*128" calcext:value-type="string">
            <text:p>128*128</text:p>
          </table:table-cell>
          <table:table-cell table:style-name="ce46" table:formula="of:=[.C8]*[.C8]" office:value-type="float" office:value="16384" calcext:value-type="float">
            <text:p>16 384</text:p>
          </table:table-cell>
          <table:table-cell table:formula="of:=IF([.E8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table:formula="of:=COM.MICROSOFT.CONCAT(&quot;2^&quot;;[.A9])" office:value-type="string" office:string-value="2^8" calcext:value-type="string">
            <text:p>2^8</text:p>
          </table:table-cell>
          <table:table-cell table:formula="of:=2^[.A9]" office:value-type="float" office:value="256" calcext:value-type="float">
            <text:p>256</text:p>
          </table:table-cell>
          <table:table-cell table:formula="of:=COM.MICROSOFT.CONCAT([.C9];&quot;*&quot;;[.C9])" office:value-type="string" office:string-value="256*256" calcext:value-type="string">
            <text:p>256*256</text:p>
          </table:table-cell>
          <table:table-cell table:style-name="ce46" table:formula="of:=[.C9]*[.C9]" office:value-type="float" office:value="65536" calcext:value-type="float">
            <text:p>65 536</text:p>
          </table:table-cell>
          <table:table-cell table:formula="of:=IF([.E9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8" table:formula="of:=COM.MICROSOFT.CONCAT(&quot;2^&quot;;[.A10])" office:value-type="string" office:string-value="2^9" calcext:value-type="string">
            <text:p>2^9</text:p>
          </table:table-cell>
          <table:table-cell table:formula="of:=2^[.A10]" office:value-type="float" office:value="512" calcext:value-type="float">
            <text:p>512</text:p>
          </table:table-cell>
          <table:table-cell table:formula="of:=COM.MICROSOFT.CONCAT([.C10];&quot;*&quot;;[.C10])" office:value-type="string" office:string-value="512*512" calcext:value-type="string">
            <text:p>512*512</text:p>
          </table:table-cell>
          <table:table-cell table:style-name="ce46" table:formula="of:=[.C10]*[.C10]" office:value-type="float" office:value="262144" calcext:value-type="float">
            <text:p>262 144</text:p>
          </table:table-cell>
          <table:table-cell table:formula="of:=IF([.E10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8" table:formula="of:=COM.MICROSOFT.CONCAT(&quot;2^&quot;;[.A11])" office:value-type="string" office:string-value="2^10" calcext:value-type="string">
            <text:p>2^10</text:p>
          </table:table-cell>
          <table:table-cell table:formula="of:=2^[.A11]" office:value-type="float" office:value="1024" calcext:value-type="float">
            <text:p>1 024</text:p>
          </table:table-cell>
          <table:table-cell table:formula="of:=COM.MICROSOFT.CONCAT([.C11];&quot;*&quot;;[.C11])" office:value-type="string" office:string-value="1024*1024" calcext:value-type="string">
            <text:p>1024*1024</text:p>
          </table:table-cell>
          <table:table-cell table:style-name="ce46" table:formula="of:=[.C11]*[.C11]" office:value-type="float" office:value="1048576" calcext:value-type="float">
            <text:p>1 048 576</text:p>
          </table:table-cell>
          <table:table-cell table:formula="of:=IF([.E11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8" table:formula="of:=COM.MICROSOFT.CONCAT(&quot;2^&quot;;[.A12])" office:value-type="string" office:string-value="2^11" calcext:value-type="string">
            <text:p>2^11</text:p>
          </table:table-cell>
          <table:table-cell table:formula="of:=2^[.A12]" office:value-type="float" office:value="2048" calcext:value-type="float">
            <text:p>2 048</text:p>
          </table:table-cell>
          <table:table-cell table:formula="of:=COM.MICROSOFT.CONCAT([.C12];&quot;*&quot;;[.C12])" office:value-type="string" office:string-value="2048*2048" calcext:value-type="string">
            <text:p>2048*2048</text:p>
          </table:table-cell>
          <table:table-cell table:style-name="ce46" table:formula="of:=[.C12]*[.C12]" office:value-type="float" office:value="4194304" calcext:value-type="float">
            <text:p>4 194 304</text:p>
          </table:table-cell>
          <table:table-cell table:formula="of:=IF([.E12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8" table:formula="of:=COM.MICROSOFT.CONCAT(&quot;2^&quot;;[.A13])" office:value-type="string" office:string-value="2^12" calcext:value-type="string">
            <text:p>2^12</text:p>
          </table:table-cell>
          <table:table-cell table:formula="of:=2^[.A13]" office:value-type="float" office:value="4096" calcext:value-type="float">
            <text:p>4 096</text:p>
          </table:table-cell>
          <table:table-cell table:formula="of:=COM.MICROSOFT.CONCAT([.C13];&quot;*&quot;;[.C13])" office:value-type="string" office:string-value="4096*4096" calcext:value-type="string">
            <text:p>4096*4096</text:p>
          </table:table-cell>
          <table:table-cell table:style-name="ce46" table:formula="of:=[.C13]*[.C13]" office:value-type="float" office:value="16777216" calcext:value-type="float">
            <text:p>16 777 216</text:p>
          </table:table-cell>
          <table:table-cell table:formula="of:=IF([.E13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8" table:formula="of:=COM.MICROSOFT.CONCAT(&quot;2^&quot;;[.A14])" office:value-type="string" office:string-value="2^13" calcext:value-type="string">
            <text:p>2^13</text:p>
          </table:table-cell>
          <table:table-cell table:formula="of:=2^[.A14]" office:value-type="float" office:value="8192" calcext:value-type="float">
            <text:p>8 192</text:p>
          </table:table-cell>
          <table:table-cell table:formula="of:=COM.MICROSOFT.CONCAT([.C14];&quot;*&quot;;[.C14])" office:value-type="string" office:string-value="8192*8192" calcext:value-type="string">
            <text:p>8192*8192</text:p>
          </table:table-cell>
          <table:table-cell table:style-name="ce46" table:formula="of:=[.C14]*[.C14]" office:value-type="float" office:value="67108864" calcext:value-type="float">
            <text:p>67 108 864</text:p>
          </table:table-cell>
          <table:table-cell table:formula="of:=IF([.E14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8" table:formula="of:=COM.MICROSOFT.CONCAT(&quot;2^&quot;;[.A15])" office:value-type="string" office:string-value="2^14" calcext:value-type="string">
            <text:p>2^14</text:p>
          </table:table-cell>
          <table:table-cell table:formula="of:=2^[.A15]" office:value-type="float" office:value="16384" calcext:value-type="float">
            <text:p>16 384</text:p>
          </table:table-cell>
          <table:table-cell table:formula="of:=COM.MICROSOFT.CONCAT([.C15];&quot;*&quot;;[.C15])" office:value-type="string" office:string-value="16384*16384" calcext:value-type="string">
            <text:p>16384*16384</text:p>
          </table:table-cell>
          <table:table-cell table:style-name="ce46" table:formula="of:=[.C15]*[.C15]" office:value-type="float" office:value="268435456" calcext:value-type="float">
            <text:p>268 435 456</text:p>
          </table:table-cell>
          <table:table-cell table:formula="of:=IF([.E15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8" table:formula="of:=COM.MICROSOFT.CONCAT(&quot;2^&quot;;[.A16])" office:value-type="string" office:string-value="2^15" calcext:value-type="string">
            <text:p>2^15</text:p>
          </table:table-cell>
          <table:table-cell table:formula="of:=2^[.A16]" office:value-type="float" office:value="32768" calcext:value-type="float">
            <text:p>32 768</text:p>
          </table:table-cell>
          <table:table-cell table:formula="of:=COM.MICROSOFT.CONCAT([.C16];&quot;*&quot;;[.C16])" office:value-type="string" office:string-value="32768*32768" calcext:value-type="string">
            <text:p>32768*32768</text:p>
          </table:table-cell>
          <table:table-cell table:style-name="ce46" table:formula="of:=[.C16]*[.C16]" office:value-type="float" office:value="1073741824" calcext:value-type="float">
            <text:p>1 073 741 824</text:p>
          </table:table-cell>
          <table:table-cell table:formula="of:=IF([.E16]&lt;2147483647;&quot;OK&quot;;&quot;overflow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table:formula="of:=COM.MICROSOFT.CONCAT(&quot;2^&quot;;[.A17])" office:value-type="string" office:string-value="2^16" calcext:value-type="string">
            <text:p>2^16</text:p>
          </table:table-cell>
          <table:table-cell table:formula="of:=2^[.A17]" office:value-type="float" office:value="65536" calcext:value-type="float">
            <text:p>65 536</text:p>
          </table:table-cell>
          <table:table-cell table:formula="of:=COM.MICROSOFT.CONCAT([.C17];&quot;*&quot;;[.C17])" office:value-type="string" office:string-value="65536*65536" calcext:value-type="string">
            <text:p>65536*65536</text:p>
          </table:table-cell>
          <table:table-cell table:style-name="ce46" table:formula="of:=[.C17]*[.C17]" office:value-type="float" office:value="4294967296" calcext:value-type="float">
            <text:p>4 294 967 296</text:p>
          </table:table-cell>
          <table:table-cell table:style-name="ce52" table:formula="of:=IF([.E17]&lt;2147483647;&quot;OK&quot;;&quot;overflow&quot;)" office:value-type="string" office:string-value="overflow" calcext:value-type="string">
            <text:p>overflow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table:formula="of:=COM.MICROSOFT.CONCAT(&quot;2^&quot;;[.A18])" office:value-type="string" office:string-value="2^17" calcext:value-type="string">
            <text:p>2^17</text:p>
          </table:table-cell>
          <table:table-cell table:formula="of:=2^[.A18]" office:value-type="float" office:value="131072" calcext:value-type="float">
            <text:p>131 07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 table:formula="of:=COM.MICROSOFT.CONCAT(&quot;2^&quot;;[.A19])" office:value-type="string" office:string-value="2^18" calcext:value-type="string">
            <text:p>2^18</text:p>
          </table:table-cell>
          <table:table-cell table:formula="of:=2^[.A19]" office:value-type="float" office:value="262144" calcext:value-type="float">
            <text:p>262 14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9" table:formula="of:=COM.MICROSOFT.CONCAT(&quot;2^&quot;;[.A20])" office:value-type="string" office:string-value="2^19" calcext:value-type="string">
            <text:p>2^19</text:p>
          </table:table-cell>
          <table:table-cell table:formula="of:=2^[.A20]" office:value-type="float" office:value="524288" calcext:value-type="float">
            <text:p>524 28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9" table:formula="of:=COM.MICROSOFT.CONCAT(&quot;2^&quot;;[.A21])" office:value-type="string" office:string-value="2^20" calcext:value-type="string">
            <text:p>2^20</text:p>
          </table:table-cell>
          <table:table-cell table:formula="of:=2^[.A21]" office:value-type="float" office:value="1048576" calcext:value-type="float">
            <text:p>1 048 57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9" table:formula="of:=COM.MICROSOFT.CONCAT(&quot;2^&quot;;[.A22])" office:value-type="string" office:string-value="2^21" calcext:value-type="string">
            <text:p>2^21</text:p>
          </table:table-cell>
          <table:table-cell table:formula="of:=2^[.A22]" office:value-type="float" office:value="2097152" calcext:value-type="float">
            <text:p>2 097 152</text:p>
          </table:table-cell>
          <table:table-cell/>
          <table:table-cell table:style-name="ce46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table:formula="of:=COM.MICROSOFT.CONCAT(&quot;2^&quot;;[.A23])" office:value-type="string" office:string-value="2^22" calcext:value-type="string">
            <text:p>2^22</text:p>
          </table:table-cell>
          <table:table-cell table:formula="of:=2^[.A23]" office:value-type="float" office:value="4194304" calcext:value-type="float">
            <text:p>4 194 3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9" table:formula="of:=COM.MICROSOFT.CONCAT(&quot;2^&quot;;[.A24])" office:value-type="string" office:string-value="2^23" calcext:value-type="string">
            <text:p>2^23</text:p>
          </table:table-cell>
          <table:table-cell table:formula="of:=2^[.A24]" office:value-type="float" office:value="8388608" calcext:value-type="float">
            <text:p>8 388 60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9" table:formula="of:=COM.MICROSOFT.CONCAT(&quot;2^&quot;;[.A25])" office:value-type="string" office:string-value="2^24" calcext:value-type="string">
            <text:p>2^24</text:p>
          </table:table-cell>
          <table:table-cell table:formula="of:=2^[.A25]" office:value-type="float" office:value="16777216" calcext:value-type="float">
            <text:p>16 777 2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9" table:formula="of:=COM.MICROSOFT.CONCAT(&quot;2^&quot;;[.A26])" office:value-type="string" office:string-value="2^25" calcext:value-type="string">
            <text:p>2^25</text:p>
          </table:table-cell>
          <table:table-cell table:formula="of:=2^[.A26]" office:value-type="float" office:value="33554432" calcext:value-type="float">
            <text:p>33 554 43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9" table:formula="of:=COM.MICROSOFT.CONCAT(&quot;2^&quot;;[.A27])" office:value-type="string" office:string-value="2^26" calcext:value-type="string">
            <text:p>2^26</text:p>
          </table:table-cell>
          <table:table-cell table:formula="of:=2^[.A27]" office:value-type="float" office:value="67108864" calcext:value-type="float">
            <text:p>67 108 86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9" table:formula="of:=COM.MICROSOFT.CONCAT(&quot;2^&quot;;[.A28])" office:value-type="string" office:string-value="2^27" calcext:value-type="string">
            <text:p>2^27</text:p>
          </table:table-cell>
          <table:table-cell table:formula="of:=2^[.A28]" office:value-type="float" office:value="134217728" calcext:value-type="float">
            <text:p>134 217 7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9" table:formula="of:=COM.MICROSOFT.CONCAT(&quot;2^&quot;;[.A29])" office:value-type="string" office:string-value="2^28" calcext:value-type="string">
            <text:p>2^28</text:p>
          </table:table-cell>
          <table:table-cell table:formula="of:=2^[.A29]" office:value-type="float" office:value="268435456" calcext:value-type="float">
            <text:p>268 435 45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9" table:formula="of:=COM.MICROSOFT.CONCAT(&quot;2^&quot;;[.A30])" office:value-type="string" office:string-value="2^29" calcext:value-type="string">
            <text:p>2^29</text:p>
          </table:table-cell>
          <table:table-cell table:formula="of:=2^[.A30]" office:value-type="float" office:value="536870912" calcext:value-type="float">
            <text:p>536 870 91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9" table:formula="of:=COM.MICROSOFT.CONCAT(&quot;2^&quot;;[.A31])" office:value-type="string" office:string-value="2^30" calcext:value-type="string">
            <text:p>2^30</text:p>
          </table:table-cell>
          <table:table-cell table:formula="of:=2^[.A31]" office:value-type="float" office:value="1073741824" calcext:value-type="float">
            <text:p>1 073 741 82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9" table:formula="of:=COM.MICROSOFT.CONCAT(&quot;2^&quot;;[.A32])" office:value-type="string" office:string-value="2^31" calcext:value-type="string">
            <text:p>2^31</text:p>
          </table:table-cell>
          <table:table-cell table:formula="of:=2^[.A32]" office:value-type="float" office:value="2147483648" calcext:value-type="float">
            <text:p>2 147 483 64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9" table:formula="of:=COM.MICROSOFT.CONCAT(&quot;2^&quot;;[.A33])" office:value-type="string" office:string-value="2^32" calcext:value-type="string">
            <text:p>2^32</text:p>
          </table:table-cell>
          <table:table-cell table:formula="of:=2^[.A33]" office:value-type="float" office:value="4294967296" calcext:value-type="float">
            <text:p>4 294 967 296</text:p>
          </table:table-cell>
          <table:table-cell table:number-columns-repeated="4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1" table:style-name="ta1">
        <table:table-column table:style-name="co4" table:number-columns-repeated="2" table:default-cell-style-name="ce53"/>
        <table:table-column table:style-name="co11" table:default-cell-style-name="ce53"/>
        <table:table-column table:style-name="co4" table:number-columns-repeated="5" table:default-cell-style-name="ce53"/>
        <table:table-column table:style-name="co2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4" table:number-columns-repeated="8" table:default-cell-style-name="Default"/>
        <table:table-column table:style-name="co2" table:number-columns-repeated="998" table:default-cell-style-name="Default"/>
        <table:table-row table:style-name="ro1">
          <table:table-cell table:number-columns-repeated="8"/>
          <table:table-cell table:style-name="ce53"/>
          <table:table-cell table:number-columns-repeated="8"/>
          <table:table-cell table:style-name="ce53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/>
          <table:table-cell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9" office:value-type="float" office:value="16" calcext:value-type="float">
            <text:p>16</text:p>
          </table:table-cell>
          <table:table-cell table:style-name="ce40" office:value-type="float" office:value="16" calcext:value-type="float">
            <text:p>16</text:p>
          </table:table-cell>
          <table:table-cell table:style-name="ce54"/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62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62" office:value-type="float" office:value="-1" calcext:value-type="float">
            <text:p>-1</text:p>
          </table:table-cell>
          <table:table-cell table:style-name="ce54" table:number-columns-repeated="99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7" office:value-type="float" office:value="16" calcext:value-type="float">
            <text:p>16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56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63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7" office:value-type="float" office:value="16" calcext:value-type="float">
            <text:p>16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57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60" office:value-type="float" office:value="12" calcext:value-type="float">
            <text:p>12</text:p>
          </table:table-cell>
          <table:table-cell table:style-name="ce63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63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style-name="ce42" office:value-type="float" office:value="16" calcext:value-type="float">
            <text:p>16</text:p>
          </table:table-cell>
          <table:table-cell/>
          <table:table-cell table:style-name="ce58" office:value-type="float" office:value="-1" calcext:value-type="float">
            <text:p>-1</text:p>
          </table:table-cell>
          <table:table-cell table:number-columns-repeated="2" table:style-name="ce61" office:value-type="float" office:value="-1" calcext:value-type="float">
            <text:p>-1</text:p>
          </table:table-cell>
          <table:table-cell table:style-name="ce64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2" table:style-name="ce61" office:value-type="float" office:value="-1" calcext:value-type="float">
            <text:p>-1</text:p>
          </table:table-cell>
          <table:table-cell table:style-name="ce66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9" office:value-type="float" office:value="32" calcext:value-type="float">
            <text:p>32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style-name="ce31" office:value-type="float" office:value="32" calcext:value-type="float">
            <text:p>32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24" office:value-type="float" office:value="48" calcext:value-type="float">
            <text:p>48</text:p>
          </table:table-cell>
          <table:table-cell table:style-name="ce27" office:value-type="float" office:value="48" calcext:value-type="float">
            <text:p>48</text:p>
          </table:table-cell>
          <table:table-cell/>
          <table:table-cell table:style-name="ce4" office:value-type="float" office:value="-1" calcext:value-type="float">
            <text:p>-1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65" office:value-type="float" office:value="32" calcext:value-type="float">
            <text:p>32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62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table:number-columns-repeated="2" table:style-name="ce16" office:value-type="float" office:value="32" calcext:value-type="float">
            <text:p>32</text:p>
          </table:table-cell>
          <table:table-cell table:style-name="ce32" office:value-type="float" office:value="32" calcext:value-type="float">
            <text:p>32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25" office:value-type="float" office:value="48" calcext:value-type="float">
            <text:p>48</text:p>
          </table:table-cell>
          <table:table-cell table:style-name="ce28" office:value-type="float" office:value="48" calcext:value-type="float">
            <text:p>48</text:p>
          </table:table-cell>
          <table:table-cell/>
          <table:table-cell table:style-name="ce57" office:value-type="float" office:value="-1" calcext:value-type="float">
            <text:p>-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63" office:value-type="float" office:value="-1" calcext:value-type="float">
            <text:p>-1</text:p>
          </table:table-cell>
          <table:table-cell table:style-name="ce57" office:value-type="float" office:value="-1" calcext:value-type="float">
            <text:p>-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63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table:number-columns-repeated="2" table:style-name="ce16" office:value-type="float" office:value="32" calcext:value-type="float">
            <text:p>32</text:p>
          </table:table-cell>
          <table:table-cell table:style-name="ce32" office:value-type="float" office:value="32" calcext:value-type="float">
            <text:p>32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25" office:value-type="float" office:value="48" calcext:value-type="float">
            <text:p>48</text:p>
          </table:table-cell>
          <table:table-cell table:style-name="ce28" office:value-type="float" office:value="48" calcext:value-type="float">
            <text:p>48</text:p>
          </table:table-cell>
          <table:table-cell/>
          <table:table-cell table:style-name="ce57" office:value-type="float" office:value="-1" calcext:value-type="float">
            <text:p>-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63" office:value-type="float" office:value="-1" calcext:value-type="float">
            <text:p>-1</text:p>
          </table:table-cell>
          <table:table-cell table:style-name="ce57" office:value-type="float" office:value="-1" calcext:value-type="float">
            <text:p>-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63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number-columns-repeated="2" table:style-name="ce20" office:value-type="float" office:value="32" calcext:value-type="float">
            <text:p>32</text:p>
          </table:table-cell>
          <table:table-cell table:style-name="ce30" office:value-type="float" office:value="32" calcext:value-type="float">
            <text:p>32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26"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/>
          <table:table-cell table:style-name="ce58" office:value-type="float" office:value="-1" calcext:value-type="float">
            <text:p>-1</text:p>
          </table:table-cell>
          <table:table-cell table:number-columns-repeated="2" table:style-name="ce61" office:value-type="float" office:value="-1" calcext:value-type="float">
            <text:p>-1</text:p>
          </table:table-cell>
          <table:table-cell table:style-name="ce66" office:value-type="float" office:value="-1" calcext:value-type="float">
            <text:p>-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61" office:value-type="float" office:value="-1" calcext:value-type="float">
            <text:p>-1</text:p>
          </table:table-cell>
          <table:table-cell table:style-name="ce66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Effectifs2n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mGrappe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3.34mm" fo:margin-bottom="9.56mm" fo:margin-left="16.83mm" fo:margin-right="20mm" style:shadow="none" loext:scale-to-X="1" loext:scale-to-Y="1" style:writing-mode="lr-tb" style:print="charts drawings objects zero-values"/>
      <style:header-style>
        <style:header-footer-properties fo:min-height="6.51mm" fo:margin-left="0mm" fo:margin-right="0mm" fo:margin-bottom="2.5mm"/>
      </style:header-style>
      <style:footer-style>
        <style:header-footer-properties fo:min-height="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6:05:25.2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4:02:15.376000000</meta:creation-date>
    <dc:date>2017-09-19T17:28:59.958000000</dc:date>
    <meta:editing-duration>P2DT9H12M39S</meta:editing-duration>
    <meta:editing-cycles>82</meta:editing-cycles>
    <meta:generator>LibreOffice/5.2.6.2$Windows_X86_64 LibreOffice_project/a3100ed2409ebf1c212f5048fbe377c281438fdc</meta:generator>
    <meta:print-date>2017-09-19T15:59:04.380000000</meta:print-date>
    <meta:document-statistic meta:table-count="3" meta:cell-count="1054" meta:object-count="0"/>
  </office:meta>
</office:document-meta>
</file>